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272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0.3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map style:condition="cell-content()=&quot;A&quot;" style:apply-style-name="Bad" style:base-cell-address="Feuille1.G6"/>
      <style:map style:condition="cell-content()=&quot;B&quot;" style:apply-style-name="Error" style:base-cell-address="Feuille1.G6"/>
      <style:map style:condition="cell-content()=&quot;C&quot;" style:apply-style-name="Good" style:base-cell-address="Feuille1.G6"/>
      <style:map style:condition="cell-content()=&quot;D&quot;" style:apply-style-name="Warning" style:base-cell-address="Feuille1.G6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map style:condition="cell-content()=&quot;A&quot;" style:apply-style-name="Bad" style:base-cell-address="Feuille1.G6"/>
      <style:map style:condition="cell-content()=&quot;B&quot;" style:apply-style-name="Error" style:base-cell-address="Feuille1.G6"/>
      <style:map style:condition="cell-content()=&quot;C&quot;" style:apply-style-name="Good" style:base-cell-address="Feuille1.G6"/>
      <style:map style:condition="cell-content()=&quot;D&quot;" style:apply-style-name="Warning" style:base-cell-address="Feuille1.G6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map style:condition="cell-content()=&quot;A&quot;" style:apply-style-name="Bad" style:base-cell-address="Feuille1.G6"/>
      <style:map style:condition="cell-content()=&quot;B&quot;" style:apply-style-name="Error" style:base-cell-address="Feuille1.G6"/>
      <style:map style:condition="cell-content()=&quot;C&quot;" style:apply-style-name="Good" style:base-cell-address="Feuille1.G6"/>
      <style:map style:condition="cell-content()=&quot;D&quot;" style:apply-style-name="Warning" style:base-cell-address="Feuille1.G6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A&quot;" style:apply-style-name="Bad" style:base-cell-address="Feuille1.G18"/>
      <style:map style:condition="cell-content()=&quot;B&quot;" style:apply-style-name="Good" style:base-cell-address="Feuille1.G18"/>
      <style:map style:condition="cell-content()=&quot;C&quot;" style:apply-style-name="Warning" style:base-cell-address="Feuille1.G18"/>
    </style:style>
    <style:style style:name="T1" style:family="text">
      <style:text-properties fo:color="#cc0000" fo:font-weight="bold" style:font-weight-asian="bold" style:font-weight-complex="bold"/>
    </style:style>
    <style:style style:name="T2" style:family="text">
      <style:text-properties fo:color="#0000ff" fo:font-weight="bold" style:font-weight-asian="bold" style:font-weight-complex="bold"/>
    </style:style>
  </office:automatic-styles>
  <office:body>
    <office:spreadsheet>
      <table:calculation-settings table:case-sensitive="false" table:precision-as-shown="true" table:use-regular-expressions="false">
        <table:iteration table:status="enable"/>
      </table:calculation-settings>
      <table:content-validations>
        <table:content-validation table:name="val1" table:condition="of:cell-content-is-in-list([$Feuille1.$E$6:.$E$11])" table:allow-empty-cell="true" table:display-list="unsorted" table:base-cell-address="Feuille1.G6">
          <table:error-message table:message-type="stop" table:display="true"/>
        </table:content-validation>
        <table:content-validation table:name="val2" table:condition="of:cell-content-is-in-list(&quot;A&quot;;&quot;B&quot;;&quot;C&quot;)" table:allow-empty-cell="true" table:display-list="unsorted" table:base-cell-address="Feuille1.G18">
          <table:error-message table:message-type="stop" table:display="true"/>
        </table:content-validation>
        <table:content-validation table:name="val3" table:condition="of:cell-content-is-in-list([$Feuille1.$E$6:.$E$11])" table:allow-empty-cell="true" table:display-list="unsorted" table:base-cell-address="Feuille1.I6">
          <table:error-message table:message-type="stop" table:display="true"/>
        </table:content-validation>
      </table:content-validations>
      <table:table table:name="Feuille1" table:style-name="ta1">
        <table:table-column table:style-name="co1" table:number-columns-repeated="4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1"/>
        <table:table-column table:style-name="co5" table:default-cell-style-name="ce1"/>
        <table:table-column table:style-name="co1" table:number-columns-repeated="53" table:default-cell-style-name="ce1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VALIDATION</text:p>
          </table:table-cell>
          <table:covered-table-cell table:number-columns-repeated="2"/>
          <table:table-cell table:number-columns-repeated="55"/>
        </table:table-row>
        <table:table-row table:style-name="ro2">
          <table:table-cell table:number-columns-repeated="4"/>
          <table:table-cell table:style-name="ce1" table:number-columns-repeated="5"/>
          <table:table-cell table:number-columns-repeated="55"/>
        </table:table-row>
        <table:table-row table:style-name="ro3">
          <table:table-cell table:number-columns-repeated="4"/>
          <table:table-cell table:style-name="ce4" office:value-type="string" calcext:value-type="string">
            <text:p>Liste</text:p>
          </table:table-cell>
          <table:table-cell/>
          <table:table-cell table:style-name="ce4" office:value-type="string" calcext:value-type="string">
            <text:p>Condition</text:p>
            <text:p>Formated</text:p>
          </table:table-cell>
          <table:table-cell/>
          <table:table-cell table:style-name="ce4" office:value-type="string" calcext:value-type="string">
            <text:p>Normal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4"/>
          <table:table-cell table:style-name="ce5" office:value-type="string" calcext:value-type="string">
            <text:p>A</text:p>
          </table:table-cell>
          <table:table-cell/>
          <table:table-cell table:style-name="ce8" table:content-validation-name="val1" office:value-type="string" calcext:value-type="string">
            <text:p>B</text:p>
          </table:table-cell>
          <table:table-cell/>
          <table:table-cell table:style-name="ce5" table:content-validation-name="val3" office:value-type="string" calcext:value-type="string">
            <text:p>A</text:p>
          </table:table-cell>
          <table:table-cell/>
          <table:table-cell office:value-type="string" calcext:value-type="string">
            <text:p>When choosing from <text:span text:style-name="T1">condition formated </text:span>drop-down list, LO crash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6" office:value-type="string" calcext:value-type="string">
            <text:p>B</text:p>
          </table:table-cell>
          <table:table-cell/>
          <table:table-cell table:style-name="ce9" table:content-validation-name="val1" office:value-type="string" calcext:value-type="string">
            <text:p>C</text:p>
          </table:table-cell>
          <table:table-cell/>
          <table:table-cell table:style-name="ce6" table:content-validation-name="val3" office:value-type="string" calcext:value-type="string">
            <text:p>D</text:p>
          </table:table-cell>
          <table:table-cell table:number-columns-repeated="55"/>
        </table:table-row>
        <table:table-row table:style-name="ro1">
          <table:table-cell table:number-columns-repeated="4"/>
          <table:table-cell table:style-name="ce6" office:value-type="string" calcext:value-type="string">
            <text:p>C</text:p>
          </table:table-cell>
          <table:table-cell/>
          <table:table-cell table:style-name="ce9" table:content-validation-name="val1"/>
          <table:table-cell/>
          <table:table-cell table:style-name="ce6" table:content-validation-name="val3"/>
          <table:table-cell/>
          <table:table-cell office:value-type="string" calcext:value-type="string">
            <text:p>Choosing from <text:span text:style-name="T2">normal</text:span> drop-down list, everything goes right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6" office:value-type="string" calcext:value-type="string">
            <text:p>D</text:p>
          </table:table-cell>
          <table:table-cell/>
          <table:table-cell table:style-name="ce9" table:content-validation-name="val1"/>
          <table:table-cell/>
          <table:table-cell table:style-name="ce6" table:content-validation-name="val3"/>
          <table:table-cell table:number-columns-repeated="55"/>
        </table:table-row>
        <table:table-row table:style-name="ro1">
          <table:table-cell table:number-columns-repeated="4"/>
          <table:table-cell table:style-name="ce6" office:value-type="string" calcext:value-type="string">
            <text:p>E</text:p>
          </table:table-cell>
          <table:table-cell/>
          <table:table-cell table:style-name="ce9" table:content-validation-name="val1"/>
          <table:table-cell/>
          <table:table-cell table:style-name="ce6" table:content-validation-name="val3"/>
          <table:table-cell table:number-columns-repeated="55"/>
        </table:table-row>
        <table:table-row table:style-name="ro1">
          <table:table-cell table:number-columns-repeated="4"/>
          <table:table-cell table:style-name="ce7" office:value-type="string" calcext:value-type="string">
            <text:p>F</text:p>
          </table:table-cell>
          <table:table-cell/>
          <table:table-cell table:style-name="ce10" table:content-validation-name="val1"/>
          <table:table-cell/>
          <table:table-cell table:style-name="ce7" table:content-validation-name="val3"/>
          <table:table-cell table:number-columns-repeated="55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6"/>
          <table:table-cell table:style-name="ce14" table:content-validation-name="val2"/>
          <table:table-cell table:number-columns-repeated="57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Feuille1.G6:Feuille1.G11">
            <calcext:condition calcext:apply-style-name="Bad" calcext:value="=&quot;A&quot;" calcext:base-cell-address="Feuille1.G6"/>
            <calcext:condition calcext:apply-style-name="Error" calcext:value="=&quot;B&quot;" calcext:base-cell-address="Feuille1.G6"/>
            <calcext:condition calcext:apply-style-name="Good" calcext:value="=&quot;C&quot;" calcext:base-cell-address="Feuille1.G6"/>
            <calcext:condition calcext:apply-style-name="Warning" calcext:value="=&quot;D&quot;" calcext:base-cell-address="Feuille1.G6"/>
          </calcext:conditional-format>
          <calcext:conditional-format calcext:target-range-address="Feuille1.G18:Feuille1.G18">
            <calcext:condition calcext:apply-style-name="Bad" calcext:value="=&quot;A&quot;" calcext:base-cell-address="Feuille1.G18"/>
            <calcext:condition calcext:apply-style-name="Good" calcext:value="=&quot;B&quot;" calcext:base-cell-address="Feuille1.G18"/>
            <calcext:condition calcext:apply-style-name="Warning" calcext:value="=&quot;C&quot;" calcext:base-cell-address="Feuille1.G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5:05:57.961482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 M</meta:initial-creator>
    <meta:creation-date>2020-06-10T11:14:01.494507275</meta:creation-date>
    <dc:date>2020-06-10T15:07:26.954745101</dc:date>
    <dc:creator>A M</dc:creator>
    <meta:editing-duration>PT59M1S</meta:editing-duration>
    <meta:editing-cycles>8</meta:editing-cycles>
    <meta:generator>LibreOfficeDev/7.0.0.0.beta1$Linux_X86_64 LibreOffice_project/59920ad14ae002682ab97814b5f4aae39f32b70a</meta:generator>
    <meta:document-statistic meta:table-count="1" meta:cell-count="16" meta:object-count="0"/>
  </office:meta>
</office:document-meta>
</file>